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87cm"/>
    </style:style>
    <style:style style:name="co3" style:family="table-column">
      <style:table-column-properties fo:break-before="auto" style:column-width="3.373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3.732cm"/>
    </style:style>
    <style:style style:name="co6" style:family="table-column">
      <style:table-column-properties fo:break-before="auto" style:column-width="4.95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ellRes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TemplateCellGroup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>
            <text:p>#groupname</text:p>
          </table:table-cell>
          <table:table-cell office:value-type="string">
            <text:p>VOC [V]</text:p>
          </table:table-cell>
          <table:table-cell office:value-type="string">
            <text:p>JSC[A/cm^2]</text:p>
          </table:table-cell>
          <table:table-cell office:value-type="string">
            <text:p>RP[ohm/cm^2]</text:p>
          </table:table-cell>
        </table:table-row>
        <table:table-row table:style-name="ro1">
          <table:table-cell office:value-type="string">
            <text:p>#name</text:p>
          </table:table-cell>
          <table:table-cell office:value-type="string">
            <text:p>#voc</text:p>
          </table:table-cell>
          <table:table-cell office:value-type="string">
            <text:p>#jsc</text:p>
          </table:table-cell>
          <table:table-cell office:value-type="string">
            <text:p>#rp#divideByArea</text:p>
          </table:table-cell>
        </table:table-row>
      </table:table>
      <table:table table:name="templateResultSheet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Cell</text:p>
          </table:table-cell>
          <table:table-cell office:value-type="string">
            <text:p>VOC[V]</text:p>
          </table:table-cell>
          <table:table-cell office:value-type="string">
            <text:p>Jsc[V/cm^2]</text:p>
          </table:table-cell>
          <table:table-cell office:value-type="string">
            <text:p>Rs[ohm/cm^2]</text:p>
          </table:table-cell>
          <table:table-cell office:value-type="string">
            <text:p>RsDark[ohm/cm^2]</text:p>
          </table:table-cell>
          <table:table-cell office:value-type="string">
            <text:p>Rp[ohm/cm^2]</text:p>
          </table:table-cell>
          <table:table-cell office:value-type="string">
            <text:p>RpDark[ohm/cm^2]</text:p>
          </table:table-cell>
          <table:table-cell office:value-type="string">
            <text:p>MP[W/cm^2]</text:p>
          </table:table-cell>
          <table:table-cell office:value-type="string">
            <text:p>Efficiency[%]</text:p>
          </table:table-cell>
          <table:table-cell office:value-type="string">
            <text:p>FillFactor</text:p>
          </table:table-cell>
          <table:table-cell table:number-columns-repeated="1014"/>
        </table:table-row>
        <table:table-row table:style-name="ro1">
          <table:table-cell office:value-type="string">
            <text:p>#name</text:p>
          </table:table-cell>
          <table:table-cell office:value-type="string">
            <text:p>#voc</text:p>
          </table:table-cell>
          <table:table-cell office:value-type="string">
            <text:p>#isc</text:p>
          </table:table-cell>
          <table:table-cell office:value-type="string">
            <text:p>#rs</text:p>
          </table:table-cell>
          <table:table-cell office:value-type="string">
            <text:p>#rsDark</text:p>
          </table:table-cell>
          <table:table-cell office:value-type="string">
            <text:p>#rp</text:p>
          </table:table-cell>
          <table:table-cell office:value-type="string">
            <text:p>#rpDark</text:p>
          </table:table-cell>
          <table:table-cell office:value-type="string">
            <text:p>#mp</text:p>
          </table:table-cell>
          <table:table-cell office:value-type="string">
            <text:p>#eff</text:p>
          </table:table-cell>
          <table:table-cell office:value-type="string">
            <text:p>#ff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rea[cm^2]</text:p>
          </table:table-cell>
          <table:table-cell office:value-type="string">
            <text:p>PowerInput[W/m^2]</text:p>
          </table:table-cell>
          <table:table-cell table:number-columns-repeated="1022"/>
        </table:table-row>
        <table:table-row table:style-name="ro1">
          <table:table-cell office:value-type="string">
            <text:p>#area</text:p>
          </table:table-cell>
          <table:table-cell office:value-type="string">
            <text:p>#powerInpu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Voltage[V]</text:p>
          </table:table-cell>
          <table:table-cell office:value-type="string">
            <text:p>Current[A]</text:p>
          </table:table-cell>
          <table:table-cell table:number-columns-repeated="1022"/>
        </table:table-row>
        <table:table-row table:style-name="ro1">
          <table:table-cell office:value-type="string">
            <text:p>#voltageData</text:p>
          </table:table-cell>
          <table:table-cell office:value-type="string">
            <text:p>#currentData</text:p>
          </table:table-cell>
          <table:table-cell/>
          <table:table-cell office:value-type="string">
            <text:p>#UIChart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,</number:text>
    </number:time-style>
    <number:number-style style:name="N111">
      <number:scientific-number number:decimal-places="1" number:min-integer-digits="1" number:min-exponent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6P0" style:volatile="true" number:language="de" number:country="DE">
      <number:number number:decimal-places="0" number:min-integer-digits="1" number:grouping="true"/>
      <number:text>    </number:text>
    </number:number-style>
    <number:number-style style:name="N8126P1" style:volatile="true" number:language="de" number:country="DE">
      <number:number number:decimal-places="0" number:min-integer-digits="1" number:grouping="true"/>
      <number:text>    </number:text>
    </number:number-style>
    <number:number-style style:name="N8126P2" style:volatile="true" number:language="de" number:country="DE">
      <number:text>-    </number:text>
    </number:number-style>
    <number:text-style style:name="N8126" number:language="de" number:country="DE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de" number:country="DE">
      <number:number number:decimal-places="0" number:min-integer-digits="1" number:grouping="true"/>
      <number:text> € </number:text>
    </number:number-style>
    <number:number-style style:name="N8129P1" style:volatile="true" number:language="de" number:country="DE">
      <number:number number:decimal-places="0" number:min-integer-digits="1" number:grouping="true"/>
      <number:text> € </number:text>
    </number:number-style>
    <number:number-style style:name="N8129P2" style:volatile="true" number:language="de" number:country="DE">
      <number:text>- € </number:text>
    </number:number-style>
    <number:text-style style:name="N8129" number:language="de" number:country="DE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de" number:country="DE">
      <number:number number:decimal-places="2" number:min-integer-digits="1" number:grouping="true"/>
      <number:text>    </number:text>
    </number:number-style>
    <number:number-style style:name="N8132P1" style:volatile="true" number:language="de" number:country="DE">
      <number:number number:decimal-places="2" number:min-integer-digits="1" number:grouping="true"/>
      <number:text>    </number:text>
    </number:number-style>
    <number:number-style style:name="N8132P2" style:volatile="true" number:language="de" number:country="DE">
      <number:text>-</number:text>
      <number:number number:decimal-places="0" number:min-integer-digits="0"/>
      <number:text>    </number:text>
    </number:number-style>
    <number:text-style style:name="N8132" number:language="de" number:country="DE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5P0" style:volatile="true" number:language="de" number:country="DE">
      <number:number number:decimal-places="2" number:min-integer-digits="1" number:grouping="true"/>
      <number:text> € </number:text>
    </number:number-style>
    <number:number-style style:name="N8135P1" style:volatile="true" number:language="de" number:country="DE">
      <number:number number:decimal-places="2" number:min-integer-digits="1" number:grouping="true"/>
      <number:text> € </number:text>
    </number:number-style>
    <number:number-style style:name="N8135P2" style:volatile="true" number:language="de" number:country="DE">
      <number:text>-</number:text>
      <number:number number:decimal-places="0" number:min-integer-digits="0"/>
      <number:text> €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style:style style:name="Default" style:family="table-cell">
      <style:table-cell-properties style:rotation-align="none" style:vertical-align="bottom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5.11.2017</text:date>, <text:time>13:4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ellResult" style:display-name="PageStyle_CellResul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7:09:35</meta:creation-date>
    <dc:language>de-DE</dc:language>
    <dc:date>2017-11-05T13:49:22.88</dc:date>
    <meta:editing-cycles>21</meta:editing-cycles>
    <meta:editing-duration>PT59M36S</meta:editing-duration>
    <meta:generator>OpenOffice/4.1.4$Win32 OpenOffice.org_project/414m5$Build-9788</meta:generator>
    <meta:document-statistic meta:table-count="2" meta:cell-count="37" meta:object-count="0"/>
  </office:meta>
</office:document-meta>
</file>